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o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I59:items.J60 items.J57:items.J58 items.J61:items.J141 items.G72:items.I73 items.G67:items.I67 items.G62:items.I63 items.K2:items.K119 items.D1:items.E145 items.G15:items.G15 items.G17:items.G17 items.G11:items.J11 items.G10:items.G10 items.J10:items.J10 items.I46:items.J46 items.G43:items.H46 items.G41:items.G44 items.I45:items.I45 items.G59:items.G60 items.G65:items.G66 items.I65:items.I66 items.G13:items.J14 items.G12:items.G12 items.J12:items.J1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5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8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brn686Dbla0106" calcext:value-type="string">
            <text:p>brn686Dbla0106</text:p>
          </table:table-cell>
          <table:table-cell table:style-name="ce384" table:formula="of:=[.S1]" office:value-type="string" office:string-value="brn686Dbla0308" calcext:value-type="string">
            <text:p>brn686Dbla0308</text:p>
          </table:table-cell>
          <table:table-cell table:style-name="ce384" table:formula="of:=[.T1]" office:value-type="string" office:string-value="brn686Dgry050A" calcext:value-type="string">
            <text:p>brn686Dgry050A</text:p>
          </table:table-cell>
          <table:table-cell table:style-name="ce384" table:formula="of:=[.U1]" office:value-type="string" office:string-value="brn686Dblu9095" calcext:value-type="string">
            <text:p>brn686Dblu9095</text:p>
          </table:table-cell>
          <table:table-cell table:style-name="ce384" table:formula="of:=[.V1]" office:value-type="string" office:string-value="brn686Dbrn6A6F" calcext:value-type="string">
            <text:p>brn686Dbrn6A6F</text:p>
          </table:table-cell>
          <table:table-cell table:style-name="ce384" table:formula="of:=[.W1]" office:value-type="string" office:string-value="brn686Dbrn2025" calcext:value-type="string">
            <text:p>brn686Dbrn2025</text:p>
          </table:table-cell>
          <table:table-cell table:style-name="ce384" table:formula="of:=[.X1]" office:value-type="string" office:string-value="brn686Dbrn2227" calcext:value-type="string">
            <text:p>brn686Dbrn2227</text:p>
          </table:table-cell>
          <table:table-cell table:style-name="ce384" table:formula="of:=[.Y1]" office:value-type="string" office:string-value="brn6A6Fbla0106" calcext:value-type="string">
            <text:p>brn6A6Fbla0106</text:p>
          </table:table-cell>
          <table:table-cell table:style-name="ce384" table:formula="of:=[.Z1]" office:value-type="string" office:string-value="brn6A6Fbla0308" calcext:value-type="string">
            <text:p>brn6A6Fbla0308</text:p>
          </table:table-cell>
          <table:table-cell table:style-name="ce384" table:formula="of:=[.AA1]" office:value-type="string" office:string-value="brn6A6Fbla050A" calcext:value-type="string">
            <text:p>brn6A6Fbla050A</text:p>
          </table:table-cell>
          <table:table-cell table:style-name="ce384" table:formula="of:=[.AB1]" office:value-type="string" office:string-value="brn6A6Fbrn686D" calcext:value-type="string">
            <text:p>brn6A6Fbrn686D</text:p>
          </table:table-cell>
          <table:table-cell table:style-name="ce384" table:formula="of:=[.AC1]" office:value-type="string" office:string-value="brn6A6Fbrn2025" calcext:value-type="string">
            <text:p>brn6A6Fbrn2025</text:p>
          </table:table-cell>
          <table:table-cell table:style-name="ce384" table:formula="of:=[.AD1]" office:value-type="string" office:string-value="brn6A6Fbrn2227" calcext:value-type="string">
            <text:p>brn6A6Fbrn2227</text:p>
          </table:table-cell>
          <table:table-cell table:style-name="ce384" table:formula="of:=[.AE1]" office:value-type="string" office:string-value="bla0106bla0106" calcext:value-type="string">
            <text:p>bla0106bla0106</text:p>
          </table:table-cell>
          <table:table-cell table:style-name="ce384" table:formula="of:=[.AF1]" office:value-type="string" office:string-value="bla0308brn2025" calcext:value-type="string">
            <text:p>bla0308brn2025</text:p>
          </table:table-cell>
          <table:table-cell table:style-name="ce384" table:formula="of:=[.AG1]" office:value-type="string" office:string-value="bla0308brn2227" calcext:value-type="string">
            <text:p>bla0308brn2227</text:p>
          </table:table-cell>
          <table:table-cell table:style-name="ce384" table:formula="of:=[.AH1]" office:value-type="string" office:string-value="gry050Abla0106" calcext:value-type="string">
            <text:p>gry050Abla0106</text:p>
          </table:table-cell>
          <table:table-cell table:style-name="ce384" table:formula="of:=[.AI1]" office:value-type="string" office:string-value="gry050Abla0308" calcext:value-type="string">
            <text:p>gry050Abla0308</text:p>
          </table:table-cell>
          <table:table-cell table:style-name="ce384" table:formula="of:=[.AJ1]" office:value-type="string" office:string-value="gry050Awhi0A0F" calcext:value-type="string">
            <text:p>gry050Awhi0A0F</text:p>
          </table:table-cell>
          <table:table-cell table:style-name="ce384" table:formula="of:=[.AK1]" office:value-type="string" office:string-value="gry050Abrn686D" calcext:value-type="string">
            <text:p>gry050Abrn686D</text:p>
          </table:table-cell>
          <table:table-cell table:style-name="ce384" table:formula="of:=[.AL1]" office:value-type="string" office:string-value="gry050Abrn2025" calcext:value-type="string">
            <text:p>gry050Abrn2025</text:p>
          </table:table-cell>
          <table:table-cell table:style-name="ce384" table:formula="of:=[.AM1]" office:value-type="string" office:string-value="gry050Abrn2227" calcext:value-type="string">
            <text:p>gry050Abrn2227</text:p>
          </table:table-cell>
          <table:table-cell table:style-name="ce384" table:formula="of:=[.AN1]" office:value-type="string" office:string-value="whi0A0Fbla0106" calcext:value-type="string">
            <text:p>whi0A0Fbla0106</text:p>
          </table:table-cell>
          <table:table-cell table:style-name="ce384" table:formula="of:=[.AO1]" office:value-type="string" office:string-value="whi0A0Fbla0308" calcext:value-type="string">
            <text:p>whi0A0Fbla0308</text:p>
          </table:table-cell>
          <table:table-cell table:style-name="ce384" table:formula="of:=[.AP1]" office:value-type="string" office:string-value="whi0A0Fbla050A" calcext:value-type="string">
            <text:p>whi0A0Fbla050A</text:p>
          </table:table-cell>
          <table:table-cell table:style-name="ce384" table:formula="of:=[.AQ1]" office:value-type="string" office:string-value="whi0A0Fbrn686D" calcext:value-type="string">
            <text:p>whi0A0Fbrn686D</text:p>
          </table:table-cell>
          <table:table-cell table:style-name="ce384" table:formula="of:=[.AR1]" office:value-type="string" office:string-value="whi0A0Fbrn2025" calcext:value-type="string">
            <text:p>whi0A0Fbrn2025</text:p>
          </table:table-cell>
          <table:table-cell table:style-name="ce384" table:formula="of:=[.AS1]" office:value-type="string" office:string-value="whi0A0Fbrn2227" calcext:value-type="string">
            <text:p>whi0A0Fbrn2227</text:p>
          </table:table-cell>
          <table:table-cell table:style-name="ce384" table:formula="of:=[.AT1]" office:value-type="string" office:string-value="whi080Dbla0106" calcext:value-type="string">
            <text:p>whi080Dbla0106</text:p>
          </table:table-cell>
          <table:table-cell table:style-name="ce384" table:formula="of:=[.AU1]" office:value-type="string" office:string-value="whi080Dbla0308" calcext:value-type="string">
            <text:p>whi080Dbla0308</text:p>
          </table:table-cell>
          <table:table-cell table:style-name="ce384" table:formula="of:=[.AV1]" office:value-type="string" office:string-value="whi080Dbla050A" calcext:value-type="string">
            <text:p>whi080Dbla050A</text:p>
          </table:table-cell>
          <table:table-cell table:style-name="ce384" table:formula="of:=[.AW1]" office:value-type="string" office:string-value="whi080Dbrn686D" calcext:value-type="string">
            <text:p>whi080Dbrn686D</text:p>
          </table:table-cell>
          <table:table-cell table:style-name="ce384" table:formula="of:=[.AX1]" office:value-type="string" office:string-value="whi080Dbrn2025" calcext:value-type="string">
            <text:p>whi080Dbrn2025</text:p>
          </table:table-cell>
          <table:table-cell table:style-name="ce384" table:formula="of:=[.AY1]" office:value-type="string" office:string-value="whi080Dbrn2227" calcext:value-type="string">
            <text:p>whi080Dbrn2227</text:p>
          </table:table-cell>
          <table:table-cell table:style-name="ce384" table:formula="of:=[.AZ1]" office:value-type="string" office:string-value="sil1116bla0106" calcext:value-type="string">
            <text:p>sil1116bla0106</text:p>
          </table:table-cell>
          <table:table-cell table:style-name="ce384" table:formula="of:=[.BA1]" office:value-type="string" office:string-value="sil1116bla0308" calcext:value-type="string">
            <text:p>sil1116bla0308</text:p>
          </table:table-cell>
          <table:table-cell table:style-name="ce384" table:formula="of:=[.BB1]" office:value-type="string" office:string-value="sil1116bla050A" calcext:value-type="string">
            <text:p>sil1116bla050A</text:p>
          </table:table-cell>
          <table:table-cell table:style-name="ce384" table:formula="of:=[.BC1]" office:value-type="string" office:string-value="sil1116brn686D" calcext:value-type="string">
            <text:p>sil1116brn686D</text:p>
          </table:table-cell>
          <table:table-cell table:style-name="ce384" table:formula="of:=[.BD1]" office:value-type="string" office:string-value="sil1116brn2025" calcext:value-type="string">
            <text:p>sil1116brn2025</text:p>
          </table:table-cell>
          <table:table-cell table:style-name="ce384" table:formula="of:=[.BE1]" office:value-type="string" office:string-value="sil1116brn2227" calcext:value-type="string">
            <text:p>sil1116brn2227</text:p>
          </table:table-cell>
          <table:table-cell table:style-name="ce384" table:formula="of:=[.BF1]" office:value-type="string" office:string-value="sil1116pea7378" calcext:value-type="string">
            <text:p>sil1116pea7378</text:p>
          </table:table-cell>
          <table:table-cell table:style-name="ce384" table:formula="of:=[.BG1]" office:value-type="string" office:string-value="sil1116mar292E" calcext:value-type="string">
            <text:p>sil1116mar292E</text:p>
          </table:table-cell>
          <table:table-cell table:style-name="ce384" table:formula="of:=[.BH1]" office:value-type="string" office:string-value="sil1116pea595E" calcext:value-type="string">
            <text:p>sil1116pea595E</text:p>
          </table:table-cell>
          <table:table-cell table:style-name="ce384" table:formula="of:=[.BI1]" office:value-type="string" office:string-value="brn2025bla0106" calcext:value-type="string">
            <text:p>brn2025bla0106</text:p>
          </table:table-cell>
          <table:table-cell table:style-name="ce384" table:formula="of:=[.BJ1]" office:value-type="string" office:string-value="brn2025bla0308" calcext:value-type="string">
            <text:p>brn2025bla0308</text:p>
          </table:table-cell>
          <table:table-cell table:style-name="ce384" table:formula="of:=[.BK1]" office:value-type="string" office:string-value="brn2025bla050A" calcext:value-type="string">
            <text:p>brn2025bla050A</text:p>
          </table:table-cell>
          <table:table-cell table:style-name="ce384" table:formula="of:=[.BL1]" office:value-type="string" office:string-value="brn2025gry090E" calcext:value-type="string">
            <text:p>brn2025gry090E</text:p>
          </table:table-cell>
          <table:table-cell table:style-name="ce384" table:formula="of:=[.BM1]" office:value-type="string" office:string-value="brn2025whi0A0F" calcext:value-type="string">
            <text:p>brn2025whi0A0F</text:p>
          </table:table-cell>
          <table:table-cell table:style-name="ce384" table:formula="of:=[.BN1]" office:value-type="string" office:string-value="brn2025sil1116" calcext:value-type="string">
            <text:p>brn2025sil1116</text:p>
          </table:table-cell>
          <table:table-cell table:style-name="ce384" table:formula="of:=[.BO1]" office:value-type="string" office:string-value="brn2025brn686D" calcext:value-type="string">
            <text:p>brn2025brn686D</text:p>
          </table:table-cell>
          <table:table-cell table:style-name="ce384" table:formula="of:=[.BP1]" office:value-type="string" office:string-value="brn2025brn2227" calcext:value-type="string">
            <text:p>brn2025brn2227</text:p>
          </table:table-cell>
          <table:table-cell table:style-name="ce384" table:formula="of:=[.BQ1]" office:value-type="string" office:string-value="brn2025brn484D" calcext:value-type="string">
            <text:p>brn2025brn484D</text:p>
          </table:table-cell>
          <table:table-cell table:style-name="ce384" table:formula="of:=[.BR1]" office:value-type="string" office:string-value="brn2025mau8186" calcext:value-type="string">
            <text:p>brn2025mau8186</text:p>
          </table:table-cell>
          <table:table-cell table:style-name="ce384" table:formula="of:=[.BS1]" office:value-type="string" office:string-value="brn2227bla0106" calcext:value-type="string">
            <text:p>brn2227bla0106</text:p>
          </table:table-cell>
          <table:table-cell table:style-name="ce384" table:formula="of:=[.BT1]" office:value-type="string" office:string-value="brn2227bla0308" calcext:value-type="string">
            <text:p>brn2227bla0308</text:p>
          </table:table-cell>
          <table:table-cell table:style-name="ce384" table:formula="of:=[.BU1]" office:value-type="string" office:string-value="brn2227bla050A" calcext:value-type="string">
            <text:p>brn2227bla050A</text:p>
          </table:table-cell>
          <table:table-cell table:style-name="ce384" table:formula="of:=[.BV1]" office:value-type="string" office:string-value="brn2227gry090E" calcext:value-type="string">
            <text:p>brn2227gry090E</text:p>
          </table:table-cell>
          <table:table-cell table:style-name="ce384" table:formula="of:=[.BW1]" office:value-type="string" office:string-value="brn2227whi0A0F" calcext:value-type="string">
            <text:p>brn2227whi0A0F</text:p>
          </table:table-cell>
          <table:table-cell table:style-name="ce384" table:formula="of:=[.BX1]" office:value-type="string" office:string-value="brn2227sil1116" calcext:value-type="string">
            <text:p>brn2227sil1116</text:p>
          </table:table-cell>
          <table:table-cell table:style-name="ce384" table:formula="of:=[.BY1]" office:value-type="string" office:string-value="brn2227brn686D" calcext:value-type="string">
            <text:p>brn2227brn686D</text:p>
          </table:table-cell>
          <table:table-cell table:style-name="ce384" table:formula="of:=[.BZ1]" office:value-type="string" office:string-value="brn2227brn2025" calcext:value-type="string">
            <text:p>brn2227brn2025</text:p>
          </table:table-cell>
          <table:table-cell table:style-name="ce384" table:formula="of:=[.CA1]" office:value-type="string" office:string-value="brn2227rbrn484D" calcext:value-type="string">
            <text:p>brn2227rbrn484D</text:p>
          </table:table-cell>
          <table:table-cell table:style-name="ce384" table:formula="of:=[.CB1]" office:value-type="string" office:string-value="brn2227mau8186" calcext:value-type="string">
            <text:p>brn2227mau8186</text:p>
          </table:table-cell>
          <table:table-cell table:style-name="ce384" table:formula="of:=[.CC1]" office:value-type="string" office:string-value="mau8186brn2025" calcext:value-type="string">
            <text:p>mau8186brn2025</text:p>
          </table:table-cell>
          <table:table-cell table:style-name="ce384" table:formula="of:=[.CD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F1]" office:value-type="string" office:string-value="mar484Dbrn2025" calcext:value-type="string">
            <text:p>mar484Dbrn2025</text:p>
          </table:table-cell>
          <table:table-cell table:style-name="ce384" table:formula="of:=[.CG1]" office:value-type="string" office:string-value="mar484Dbrn2227" calcext:value-type="string">
            <text:p>mar484Dbrn2227</text:p>
          </table:table-cell>
          <table:table-cell table:style-name="ce384" table:formula="of:=[.CH1]" office:value-type="string" office:string-value="mau8186brn3035" calcext:value-type="string">
            <text:p>mau8186brn3035</text:p>
          </table:table-cell>
          <table:table-cell table:style-name="ce384" table:formula="of:=[.CI1]" office:value-type="string" office:string-value="mau8186brn3237" calcext:value-type="string">
            <text:p>mau8186brn3237</text:p>
          </table:table-cell>
          <table:table-cell table:style-name="ce384" table:formula="of:=[.CJ1]" office:value-type="string" office:string-value="mau8186brn3439" calcext:value-type="string">
            <text:p>mau8186brn3439</text:p>
          </table:table-cell>
          <table:table-cell table:style-name="ce384" table:formula="of:=[.CK1]" office:value-type="string" office:string-value="mau8186brn3641" calcext:value-type="string">
            <text:p>mau8186brn3641</text:p>
          </table:table-cell>
          <table:table-cell table:style-name="ce384" table:formula="of:=[.CL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06">
          <table:table-cell table:number-columns-repeated="16367"/>
        </table:table-row>
        <table:table-row table:style-name="ro1">
          <table:table-cell table:number-columns-repeated="16367"/>
        </table:table-row>
        <calcext:conditional-formats>
          <calcext:conditional-format calcext:target-range-address="colours.A170:colours.XFD1048576 colours.B95:colours.O95 colours.O69:colours.O94 colours.C96:colours.D110 colours.B167:colours.Q168 colours.S142:colours.X167 colours.B110:colours.B113 colours.R141:colours.X141 colours.AN21:colours.AQ21 colours.AS21:colours.XFD21 colours.Z141:colours.AA141 colours.AF21:colours.AM22 colours.AN22:colours.XFD22 colours.CI122:colours.XFD124 colours.R168:colours.X168 colours.S107:colours.Y114 colours.S135:colours.X140 colours.S116:colours.Y118 colours.Z168:colours.AB168 colours.R115:colours.AB115 colours.R122:colours.AB122 colours.CM125:colours.XFD168 colours.CE122:colours.CH127 colours.CM23:colours.XFD121 colours.CE120:colours.CL121 colours.R119:colours.AB120 colours.R121:colours.AD121 colours.S49:colours.Y66 colours.S21:colours.Y43 colours.S45:colours.Y45 colours.E107:colours.Q110 colours.S123:colours.Y127 colours.CI125:colours.CL127 colours.AF107:colours.CL114 colours.AF135:colours.CL167 colours.AF116:colours.CL118 colours.AE115:colours.CL115 colours.AE120:colours.CD122 colours.AE168:colours.CL169 colours.AC119:colours.CL119 colours.AF49:colours.CL66 colours.R67:colours.CL67 colours.AF23:colours.CL43 colours.R44:colours.CL44 colours.AF45:colours.CL45 colours.R46:colours.CL46 colours.AF123:colours.CD127 colours.R128:colours.CL128 colours.E96:colours.O106 colours.S82:colours.Y105 colours.AF82:colours.CL105 colours.R106:colours.CL106 colours.S129:colours.Y133 colours.AF129:colours.CL133 colours.R134:colours.CL134 colours.C111:colours.Q166 colours.A21:colours.A56 colours.S47:colours.Y47 colours.AF47:colours.CL47 colours.R48:colours.CL48 colours.Y135:colours.Y168 colours.Z139:colours.AE139 colours.S69:colours.Y79 colours.AF69:colours.CL79 colours.R80:colours.CL81 colours.Q69:colours.Q106 colours.C21:colours.O67 colours.C69:colours.N94 colours.P22:colours.Q67 colours.P69:colours.P106 colours.C68:colours.CL68 colours.CM169:colours.XFD169 colours.B169:colours.AB169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42:colours.Y167 colours.V140:colours.Y140 colours.T22:colours.Y22 colours.Y116:colours.Y118 colours.T142:colours.U167 colours.T135:colours.U140 colours.T107:colours.U114 colours.Y107:colours.Y114 colours.T116:colours.U118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5:colours.X65 colours.V69:colours.X69 colours.V71:colours.X71 colours.V73:colours.X73 colours.V75:colours.X75 colours.V77:colours.X77 colours.V79:colours.X79 colours.V83:colours.X83 colours.V85:colours.X85 colours.V87:colours.X87 colours.V89:colours.X89 colours.V91:colours.X91 colours.V93:colours.X93 colours.V95:colours.X95 colours.V97:colours.X97 colours.V99:colours.X99 colours.V101:colours.X101 colours.V103:colours.X103 colours.V105:colours.X105 colours.V108:colours.X108 colours.V110:colours.X110 colours.V112:colours.X112 colours.V114:colours.X114 colours.V116:colours.X116 colours.V118:colours.X118 colours.V122:colours.X122 colours.V124:colours.X124 colours.V126:colours.X126 colours.V129:colours.X129 colours.V131:colours.X131 colours.V133:colours.X133 colours.V136:colours.X136 colours.V138:colours.X138 colours.V142:colours.X142 colours.V144:colours.X144 colours.V146:colours.X146 colours.V148:colours.X148 colours.V150:colours.X150 colours.V152:colours.X152 colours.V154:colours.X154 colours.V156:colours.X156 colours.V158:colours.X158 colours.V160:colours.X160 colours.V162:colours.X162 colours.V164:colours.X164 colours.V166:colours.X166 colours.V168:colours.X169 colours.T49:colours.U66 colours.Y49:colours.Y66 colours.T23:colours.U43 colours.Y23:colours.Y43 colours.Y123:colours.Y127 colours.T123:colours.U127 colours.T82:colours.U105 colours.Y82:colours.Y105 colours.Y129:colours.Y133 colours.T129:colours.U133 colours.T47:colours.U47 colours.Y47:colours.Y47 colours.Y135:colours.Y138 colours.T69:colours.U79 colours.Y69:colours.Y79">
            <calcext:condition calcext:apply-style-name="ConditionalStyle_10" calcext:value="&gt;0" calcext:base-cell-address="colours.T22"/>
          </calcext:conditional-format>
          <calcext:conditional-format calcext:target-range-address="colours.R142:colours.R167 colours.Z142:colours.AA167 colours.R135:colours.R140 colours.Z140:colours.AA140 colours.R107:colours.R114 colours.Z107:colours.AA114 colours.R116:colours.R118 colours.Z116:colours.AA118 colours.R49:colours.R66 colours.Z49:colours.AA66 colours.R21:colours.R43 colours.Z21:colours.AA43 colours.R45:colours.R45 colours.Z45:colours.AA45 colours.R123:colours.R127 colours.Z123:colours.AA127 colours.R82:colours.R105 colours.Z82:colours.AA105 colours.R129:colours.R133 colours.Z129:colours.AA133 colours.R47:colours.R47 colours.Z47:colours.AA47 colours.Z135:colours.AA138 colours.R69:colours.R79 colours.Z69:colours.AA79">
            <calcext:condition calcext:apply-style-name="ConditionalStyle_10" calcext:value="&gt;0" calcext:base-cell-address="colours.R21"/>
          </calcext:conditional-format>
          <calcext:conditional-format calcext:target-range-address="colours.A57:colours.A169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40:colours.AE167 colours.AB107:colours.AE114 colours.AE116:colours.AE118 colours.AB140:colours.AB167 colours.AB116:colours.AB118 colours.AC140:colours.AD169 colours.AC115:colours.AD118 colours.AC120:colours.AD120 colours.AB49:colours.AE66 colours.AB21:colours.AE43 colours.AB45:colours.AE45 colours.AE123:colours.AE127 colours.AB123:colours.AB127 colours.AC122:colours.AD127 colours.AB82:colours.AE105 colours.AB129:colours.AE133 colours.AB47:colours.AE47 colours.AB135:colours.AE138 colours.AB69:colours.AE79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9" calcext:value-type="float">
            <text:p>109</text:p>
          </table:table-cell>
          <table:table-cell table:formula="of:=[.C4]/SUM([.$C:.$C])" office:value-type="percentage" office:value="0.756944444444444" calcext:value-type="percentage">
            <text:p>75.69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4" calcext:value-type="float">
            <text:p>34</text:p>
          </table:table-cell>
          <table:table-cell table:formula="of:=[.C5]/SUM([.$C:.$C])" office:value-type="percentage" office:value="0.236111111111111" calcext:value-type="percentage">
            <text:p>23.61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L1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30T18:13:20.259611964</dc:date>
    <meta:editing-cycles>1291</meta:editing-cycles>
    <meta:editing-duration>P134DT19H27M</meta:editing-duration>
    <meta:generator>LibreOffice/25.2.6.2$Linux_X86_64 LibreOffice_project/520$Build-2</meta:generator>
    <meta:document-statistic meta:table-count="10" meta:cell-count="21160" meta:object-count="0"/>
    <meta:user-defined meta:name="AppVersion">15.0000</meta:user-defined>
  </office:meta>
</office:document-meta>
</file>